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rgsParser.pars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CLArgsParser.buildOptionIndex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rgsParser.subArray( final String [ ] array , final int index , final int cha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rgsParser.isSeparator( final char ch , final char [ ] separat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rgsParser.checkIncompatibilities( final Vector argu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rgsParser.readCha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ArgsParser.get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rgsParser.getOptionDescription( final CLOptionDescriptor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rgsParser.getUnparsed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rgsParser.getArgumentByName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rgsParser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rgsParser.getStateFor( final CLOptionDescriptor 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rgsParser.getDescriptorFor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rgsParser.parseShortO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rgsParser.nextToken( final char [ ] separato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LArgsParser.CLArgsParser( final String [ ] args , final CLOptionDescriptor [ ] optionDescriptors , final ParserControl contr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rgsParser.parseOption( final CLOptionDescriptor descriptor , final String option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rgsParser.getDescriptorFor( final int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rgsParser.CLArgsParser( final String [ ] args , final CLOptionDescriptor [ ] optionDescri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rgsParser.peekAt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ArgsParser.getError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rgsParser.checkIncompatible( final Vector arguments , final int [ ] incompatible , final int origin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LArgsParser.addOption( final CLOption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rgsParser.describeDualOption( final int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LArgsParser.parseNorma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LArgsParser.parseArguments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CLArgsParser.getArgumentById( final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